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P1" style:family="paragraph" style:parent-style-name="Standard">
      <style:text-properties officeooo:rsid="000a8135" officeooo:paragraph-rsid="000a8135"/>
    </style:style>
    <style:style style:name="P2" style:family="paragraph" style:parent-style-name="Standard">
      <style:text-properties officeooo:rsid="000a8135" officeooo:paragraph-rsid="000ef91e"/>
    </style:style>
    <style:style style:name="P3" style:family="paragraph" style:parent-style-name="Standard">
      <style:text-properties officeooo:rsid="000a8135" officeooo:paragraph-rsid="0011dcb6"/>
    </style:style>
    <style:style style:name="P4" style:family="paragraph" style:parent-style-name="Standard">
      <style:text-properties officeooo:rsid="000aa153" officeooo:paragraph-rsid="000aa153"/>
    </style:style>
    <style:style style:name="P5" style:family="paragraph" style:parent-style-name="Standard">
      <style:text-properties officeooo:rsid="000aa153" officeooo:paragraph-rsid="000ef91e"/>
    </style:style>
    <style:style style:name="P6" style:family="paragraph" style:parent-style-name="Standard">
      <style:text-properties officeooo:rsid="000aa153" officeooo:paragraph-rsid="0011dcb6"/>
    </style:style>
    <style:style style:name="P7" style:family="paragraph" style:parent-style-name="Standard">
      <style:text-properties officeooo:rsid="000b89fa" officeooo:paragraph-rsid="000b89fa"/>
    </style:style>
    <style:style style:name="P8" style:family="paragraph" style:parent-style-name="Standard">
      <style:text-properties officeooo:rsid="000b89fa" officeooo:paragraph-rsid="000d774f"/>
    </style:style>
    <style:style style:name="P9" style:family="paragraph" style:parent-style-name="Standard">
      <style:text-properties officeooo:rsid="000b89fa" officeooo:paragraph-rsid="000ef91e"/>
    </style:style>
    <style:style style:name="P10" style:family="paragraph" style:parent-style-name="Standard">
      <style:text-properties officeooo:rsid="000b89fa" officeooo:paragraph-rsid="0011dcb6"/>
    </style:style>
    <style:style style:name="P11" style:family="paragraph" style:parent-style-name="Standard">
      <style:text-properties officeooo:rsid="000b89fa" officeooo:paragraph-rsid="0012c6be"/>
    </style:style>
    <style:style style:name="P12" style:family="paragraph" style:parent-style-name="Standard">
      <style:text-properties officeooo:rsid="000d774f" officeooo:paragraph-rsid="000d774f"/>
    </style:style>
    <style:style style:name="P13" style:family="paragraph" style:parent-style-name="Standard">
      <style:text-properties officeooo:rsid="000d774f" officeooo:paragraph-rsid="000ef91e"/>
    </style:style>
    <style:style style:name="P14" style:family="paragraph" style:parent-style-name="Standard">
      <style:text-properties officeooo:rsid="000d774f" officeooo:paragraph-rsid="0011dcb6"/>
    </style:style>
    <style:style style:name="P15" style:family="paragraph" style:parent-style-name="Standard">
      <style:text-properties fo:font-weight="bold" officeooo:rsid="000b89fa" officeooo:paragraph-rsid="000ef91e" style:font-weight-asian="bold" style:font-weight-complex="bold"/>
    </style:style>
    <style:style style:name="P16" style:family="paragraph" style:parent-style-name="Standard">
      <style:text-properties fo:font-weight="normal" officeooo:rsid="000d774f" officeooo:paragraph-rsid="0011dcb6" style:font-weight-asian="normal" style:font-weight-complex="normal"/>
    </style:style>
    <style:style style:name="P17" style:family="paragraph" style:parent-style-name="Standard">
      <style:text-properties officeooo:rsid="000d774f" officeooo:paragraph-rsid="000d774f"/>
    </style:style>
    <style:style style:name="P18" style:family="paragraph" style:parent-style-name="Standard">
      <style:text-properties officeooo:rsid="000d774f" officeooo:paragraph-rsid="000ef91e"/>
    </style:style>
    <style:style style:name="P19" style:family="paragraph" style:parent-style-name="Standard">
      <style:text-properties officeooo:rsid="000d774f" officeooo:paragraph-rsid="0011dcb6"/>
    </style:style>
    <style:style style:name="T1" style:family="text">
      <style:text-properties officeooo:rsid="000aa153"/>
    </style:style>
    <style:style style:name="T2" style:family="text">
      <style:text-properties officeooo:rsid="000b89fa"/>
    </style:style>
    <style:style style:name="T3" style:family="text">
      <style:text-properties officeooo:rsid="000d774f"/>
    </style:style>
    <style:style style:name="T4" style:family="text">
      <style:text-properties officeooo:rsid="000ef91e"/>
    </style:style>
    <style:style style:name="T5" style:family="text">
      <style:text-properties officeooo:rsid="000f52ef"/>
    </style:style>
    <style:style style:name="T6" style:family="text">
      <style:text-properties officeooo:rsid="00112145"/>
    </style:style>
    <style:style style:name="T7" style:family="text">
      <style:text-properties officeooo:rsid="0011dcb6"/>
    </style:style>
    <style:style style:name="T8" style:family="text">
      <style:text-properties officeooo:rsid="0012c6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）<text:span text:style-name="T2">Netlizen</text:span>.getFriends()</text:p>
      <text:p text:style-name="P1">Operation specification: <text:span text:style-name="T1">getFriends()</text:span></text:p>
      <text:p text:style-name="P1">Operation intent: 得到所有好友信息</text:p>
      <text:p text:style-name="P1"/>
      <text:p text:style-name="P8">Operation signature: <text:tab/>Netlizen::getFriends<text:span text:style-name="T3">() </text:span></text:p>
      <text:p text:style-name="P12"><text:s text:c="40"/>Friends</text:p>
      <text:p text:style-name="P12">Logic description(pre-and post-conditions):</text:p>
      <text:p text:style-name="P12"><text:tab/>context<text:tab/>Netlizen</text:p>
      <text:p text:style-name="P12"><text:tab/>pre: <text:s text:c="7"/>self→exists()</text:p>
      <text:p text:style-name="P12"><text:tab/>post: <text:s text:c="5"/>result = <text:span text:style-name="T5">self.friends</text:span></text:p>
      <text:p text:style-name="P7"><text:s text:c="40"/></text:p>
      <text:p text:style-name="P7"/>
      <text:p text:style-name="P7"/>
      <text:p text:style-name="P5"><text:span text:style-name="T4">2</text:span>）<text:span text:style-name="T2">Netlizen</text:span>.getFriend<text:span text:style-name="T5">Information</text:span>()</text:p>
      <text:p text:style-name="P2">Operation specification: <text:span text:style-name="T1">getFriendInformation()</text:span></text:p>
      <text:p text:style-name="P2">Operation intent: 返回所有好友<text:span text:style-name="T1">的信息</text:span></text:p>
      <text:p text:style-name="P2"/>
      <text:p text:style-name="P9">Operation signature: <text:tab/>Netlizen::getFriend<text:span text:style-name="T3">() </text:span></text:p>
      <text:p text:style-name="P13"><text:s text:c="40"/>touxiang ifonline id</text:p>
      <text:p text:style-name="P13">Logic description(pre-and post-conditions):</text:p>
      <text:p text:style-name="P13"><text:tab/>context<text:tab/>Netlizen</text:p>
      <text:p text:style-name="P13"><text:tab/>pre: <text:s text:c="7"/>self→exists()</text:p>
      <text:p text:style-name="P13"><text:tab/>post: <text:s text:c="5"/>result = <text:span text:style-name="T6">self.friendInformation</text:span></text:p>
      <text:p text:style-name="P15"><text:s text:c="40"/></text:p>
      <text:p text:style-name="P15"/>
      <text:p text:style-name="P15"/>
      <text:p text:style-name="P6"><text:span text:style-name="T7">3</text:span>）<text:span text:style-name="T2">Netlizen</text:span>.get<text:span text:style-name="T7">LocalMessages</text:span>()</text:p>
      <text:p text:style-name="P3">Operation specification: <text:span text:style-name="T1">getLocalMessages()</text:span></text:p>
      <text:p text:style-name="P3">Operation intent: 得到<text:span text:style-name="T7">与好友的本地聊天消息</text:span></text:p>
      <text:p text:style-name="P3"/>
      <text:p text:style-name="P10">Operation signature: <text:tab/>Netlizen::getFriend<text:span text:style-name="T3">() </text:span></text:p>
      <text:p text:style-name="P14"><text:s text:c="40"/>Messages</text:p>
      <text:p text:style-name="P14">Logic description(pre-and post-conditions):</text:p>
      <text:p text:style-name="P14"><text:tab/>context<text:tab/>Netlizen</text:p>
      <text:p text:style-name="P14"><text:tab/>pre: <text:s text:c="7"/>self→exists()</text:p>
      <text:p text:style-name="P16"><text:tab/>post: <text:s text:c="5"/>result = <text:span text:style-name="T6">self.LocalMessages</text:span></text:p>
      <text:p text:style-name="P16"/>
      <text:p text:style-name="P16"/>
      <text:p text:style-name="P6"><text:span text:style-name="T7">4</text:span>）<text:span text:style-name="T2">Netlizen</text:span>.<text:span text:style-name="T8">createNewMessage</text:span>()</text:p>
      <text:p text:style-name="P3">Operation specification: <text:span text:style-name="T8">createNewMessage(id, message,)</text:span></text:p>
      <text:p text:style-name="P3">Operation intent: 创建一个<text:span text:style-name="T8">新消息</text:span></text:p>
      <text:p text:style-name="P10">Operation signature: <text:tab/>Netlizen::<text:span text:style-name="T8">createNewMessage(id, message,) </text:span></text:p>
      <text:p text:style-name="P11"><text:tab/><text:tab/><text:tab/><text:tab/><text:tab/><text:span text:style-name="T8">id:string message:string </text:span></text:p>
      <text:p text:style-name="P14"><text:s text:c="40"/></text:p>
      <text:p text:style-name="P14">Logic description(pre-and post-conditions):</text:p>
      <text:p text:style-name="P14"><text:tab/>context<text:tab/>Netlizen</text:p>
      <text:p text:style-name="P14"><text:tab/>pre: <text:s text:c="7"/>self→exists()</text:p>
      <text:p text:style-name="P16"><text:tab/>post: 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1:04:11.525970989</meta:creation-date>
    <dc:date>2019-01-11T15:54:15.129796240</dc:date>
    <meta:editing-duration>PT46M36S</meta:editing-duration>
    <meta:editing-cycles>3</meta:editing-cycles>
    <meta:generator>LibreOffice/6.0.5.2$Linux_X86_64 LibreOffice_project/00m0$Build-2</meta:generator>
    <meta:document-statistic meta:table-count="0" meta:image-count="0" meta:object-count="0" meta:page-count="1" meta:paragraph-count="39" meta:word-count="130" meta:character-count="1376" meta:non-whitespace-character-count="1007"/>
  </office:meta>
</office:document-meta>
</file>